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4330000002166D7CF892CF143D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Arial" svg:font-family="Arial"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Verdana" svg:font-family="Verdana"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cm" fo:margin-bottom="1.27cm" loext:contextual-spacing="false" fo:line-height="100%" fo:text-align="end" style:justify-single-word="false"/>
    </style:style>
    <style:style style:name="P3" style:family="paragraph" style:parent-style-name="Standard" style:master-page-name="Standard">
      <style:paragraph-properties style:page-number="1"/>
    </style:style>
    <style:style style:name="P4" style:family="paragraph" style:parent-style-name="List_20_Paragraph" style:list-style-name="">
      <style:paragraph-properties fo:margin-left="1.27cm" fo:margin-right="0cm" fo:margin-top="0cm" fo:margin-bottom="0.212cm" loext:contextual-spacing="false" fo:line-height="100%" fo:text-indent="0cm" style:auto-text-indent="false"/>
    </style:style>
    <style:style style:name="P5" style:family="paragraph" style:parent-style-name="List_20_Paragraph" style:list-style-name="">
      <style:paragraph-properties fo:margin-left="1.27cm" fo:margin-right="0cm" fo:margin-top="0cm" fo:margin-bottom="0.212cm" loext:contextual-spacing="false" fo:line-height="100%" fo:text-indent="0cm" style:auto-text-indent="false"/>
      <style:text-properties fo:color="#00000a" style:font-name="Verdana"/>
    </style:style>
    <style:style style:name="P6" style:family="paragraph" style:parent-style-name="List_20_Paragraph" style:list-style-name="WWNum1">
      <style:paragraph-properties fo:margin-left="0.501cm" fo:margin-right="0cm" fo:margin-top="0cm" fo:margin-bottom="0.212cm" loext:contextual-spacing="false" fo:line-height="100%" fo:text-indent="-0.501cm" style:auto-text-indent="false"/>
    </style:style>
    <style:style style:name="P7" style:family="paragraph" style:parent-style-name="List_20_Paragraph">
      <style:paragraph-properties fo:margin-left="0cm" fo:margin-right="0cm" fo:margin-top="0cm" fo:margin-bottom="0.212cm" loext:contextual-spacing="false" fo:line-height="100%" fo:text-indent="0cm" style:auto-text-indent="false"/>
      <style:text-properties fo:color="#00000a" style:font-name="Verdana"/>
    </style:style>
    <style:style style:name="P8" style:family="paragraph" style:parent-style-name="List_20_Paragraph" style:list-style-name="WWNum1">
      <style:paragraph-properties fo:margin-top="0cm" fo:margin-bottom="0.212cm" loext:contextual-spacing="false" fo:line-height="100%"/>
    </style:style>
    <style:style style:name="P9" style:family="paragraph" style:parent-style-name="List_20_Paragraph" style:list-style-name="WWNum1">
      <style:paragraph-properties fo:margin-top="0cm" fo:margin-bottom="0.212cm" loext:contextual-spacing="false" fo:line-height="100%"/>
      <style:text-properties officeooo:paragraph-rsid="001158c5"/>
    </style:style>
    <style:style style:name="P10" style:family="paragraph" style:parent-style-name="List_20_Paragraph" style:list-style-name="WWNum1">
      <style:paragraph-properties fo:margin-top="0cm" fo:margin-bottom="0.212cm" loext:contextual-spacing="false" fo:line-height="100%"/>
      <style:text-properties officeooo:rsid="00109e0b" officeooo:paragraph-rsid="00109e0b"/>
    </style:style>
    <style:style style:name="P11" style:family="paragraph" style:parent-style-name="List_20_Paragraph" style:list-style-name="">
      <style:paragraph-properties fo:margin-left="2.54cm" fo:margin-right="0cm" fo:margin-top="0cm" fo:margin-bottom="0.212cm" loext:contextual-spacing="false" fo:line-height="100%" fo:text-indent="0cm" style:auto-text-indent="false"/>
      <style:text-properties fo:color="#00000a" style:font-name="Verdana" fo:font-weight="bold" style:font-weight-asian="bold"/>
    </style:style>
    <style:style style:name="P12" style:family="paragraph" style:parent-style-name="List_20_Paragraph" style:list-style-name="">
      <style:paragraph-properties fo:margin-left="2.54cm" fo:margin-right="0cm" fo:margin-top="0cm" fo:margin-bottom="0.212cm" loext:contextual-spacing="false" fo:line-height="100%" fo:text-indent="0cm" style:auto-text-indent="false"/>
    </style:style>
    <style:style style:name="P13" style:family="paragraph" style:parent-style-name="Seção">
      <style:text-properties fo:color="#00000a" style:font-name="Verdana"/>
    </style:style>
    <style:style style:name="P14" style:family="paragraph" style:parent-style-name="Seção">
      <style:paragraph-properties fo:line-height="150%"/>
      <style:text-properties fo:color="#00000a" style:font-name="Verdana"/>
    </style:style>
    <style:style style:name="P15" style:family="paragraph" style:parent-style-name="Seção" style:list-style-name="WWNum2">
      <style:paragraph-properties fo:line-height="150%"/>
    </style:style>
    <style:style style:name="P16" style:family="paragraph">
      <loext:graphic-properties draw:fill="none"/>
      <style:paragraph-properties fo:text-align="start"/>
      <style:text-properties fo:font-size="18pt"/>
    </style:style>
    <style:style style:name="T1" style:family="text">
      <style:text-properties fo:color="#00000a" style:font-name="Verdana" fo:font-size="20pt" style:font-size-asian="20pt" style:font-size-complex="20pt"/>
    </style:style>
    <style:style style:name="T2" style:family="text">
      <style:text-properties fo:color="#00000a" style:font-name="Verdana"/>
    </style:style>
    <style:style style:name="T3" style:family="text">
      <style:text-properties fo:color="#00000a" style:font-name="Verdana" fo:font-weight="bold" style:font-weight-asian="bold"/>
    </style:style>
    <style:style style:name="T4" style:family="text">
      <style:text-properties fo:color="#00000a" style:font-name="Verdana" fo:font-weight="bold" officeooo:rsid="00109e0b" style:font-weight-asian="bold"/>
    </style:style>
    <style:style style:name="T5" style:family="text">
      <style:text-properties fo:color="#00000a" style:font-name="Verdana" fo:font-weight="bold" officeooo:rsid="001158c5" style:font-weight-asian="bold"/>
    </style:style>
    <style:style style:name="T6" style:family="text">
      <style:text-properties fo:color="#00000a" style:font-name="Verdana" fo:font-weight="bold" officeooo:rsid="0012e8df" style:font-weight-asian="bold"/>
    </style:style>
    <style:style style:name="T7" style:family="text">
      <style:text-properties fo:color="#00000a" style:font-name="Verdana" officeooo:rsid="00109e0b"/>
    </style:style>
    <style:style style:name="T8" style:family="text">
      <style:text-properties fo:color="#00000a" style:font-name="Verdana" officeooo:rsid="00173a6d"/>
    </style:style>
    <style:style style:name="fr1" style:family="graphic" style:parent-style-name="Graphics">
      <style:graphic-properties fo:margin-left="0cm" fo:margin-right="0cm" fo:margin-top="0cm" fo:margin-bottom="0cm" style:run-through="background"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5cm" svg:stroke-color="#b9bec7" draw:stroke-linejoin="round" draw:fill="none" draw:textarea-vertical-align="top" draw:auto-grow-height="false" fo:min-height="0cm" fo:min-width="15.265cm" fo:padding-top="0.125cm" fo:padding-bottom="0.125cm" fo:padding-left="0.25cm" fo:padding-right="0.25cm" fo:wrap-option="wrap" fo:margin-left="0.34cm" fo:margin-right="0.34cm" fo:margin-top="0.026cm" fo:margin-bottom="0.026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2" style:family="graphic">
      <style:graphic-properties draw:stroke="solid" svg:stroke-width="0.035cm" svg:stroke-color="#b9bec7" draw:stroke-linejoin="round" draw:fill="none" draw:textarea-vertical-align="top" draw:auto-grow-height="false" fo:min-height="0cm" fo:min-width="15.265cm" fo:padding-top="0.125cm" fo:padding-bottom="0.125cm" fo:padding-left="0.25cm" fo:padding-right="0.25cm" fo:wrap-option="wrap" fo:margin-left="0.34cm" fo:margin-right="0.34cm" fo:margin-top="0.035cm" fo:margin-bottom="0.018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3" style:family="graphic">
      <style:graphic-properties draw:stroke="solid" svg:stroke-width="0.035cm" svg:stroke-color="#b9bec7" draw:stroke-linejoin="round" draw:fill="none" draw:textarea-vertical-align="top" draw:auto-grow-height="false" fo:min-height="0cm" fo:min-width="15.265cm" fo:padding-top="0.125cm" fo:padding-bottom="0.125cm" fo:padding-left="0.25cm" fo:padding-right="0.25cm" fo:wrap-option="wrap" fo:margin-left="0.34cm" fo:margin-right="0.34cm" fo:margin-top="0.018cm" fo:margin-bottom="0.035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4" style:family="graphic">
      <style:graphic-properties draw:stroke="solid" svg:stroke-width="0.035cm" svg:stroke-color="#b9bec7" draw:stroke-linejoin="round" draw:fill="none" draw:textarea-vertical-align="top" draw:auto-grow-height="false" fo:min-height="0cm" fo:min-width="15.265cm" fo:padding-top="0.125cm" fo:padding-bottom="0.125cm" fo:padding-left="0.25cm" fo:padding-right="0.25cm" fo:wrap-option="wrap" fo:margin-left="0.34cm" fo:margin-right="0.34cm" fo:margin-top="0.042cm" fo:margin-bottom="0.037cm" style:run-through="fore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Fabio Nogueira do Carmo]</text:span></text:p>
      <text:p text:style-name="Standard"><text:span text:style-name="T2">Brasileiro, [Solteiro] <text:line-break/>[Endereço – Rua </text:span><text:span text:style-name="T8">Alvaro Botelho</text:span><text:span text:style-name="T2">. + </text:span><text:span text:style-name="T8">75</text:span><text:span text:style-name="T2"> ]<text:line-break/>[Centro] – [Lavras] – [MG]<text:line-break/>Telefone: [(35)99167-7588] / E-mail: [</text:span><text:a xlink:type="simple" xlink:href="mailto:fabio.carmo@computacao.ufla.br" text:style-name="ListLabel_20_225" text:visited-style-name="ListLabel_20_225"><text:span text:style-name="Link_20_da_20_Internet"><text:span text:style-name="T2">fabio.carmo@computacao.ufla.br</text:span></text:span></text:a><text:span text:style-name="T2">] [</text:span><text:a xlink:type="simple" xlink:href="https://www.linkedin.com/in/fabio-nogueira-2b380b109/" text:style-name="ListLabel_20_225" text:visited-style-name="ListLabel_20_225"><text:span text:style-name="Link_20_da_20_Internet"><text:span text:style-name="T2">https://www.linkedin.com/in/fabio-nogueira-2b380b109/</text:span></text:span></text:a><text:span text:style-name="T2">] <text:line-break/></text:span></text:p>
      <text:p text:style-name="Seção"><text:span text:style-name="T2">objetivo</text:span></text:p>
      <text:p text:style-name="P13"><draw:custom-shape text:anchor-type="paragraph" draw:z-index="3" draw:name="Conector de seta reta 7" draw:style-name="gr1" draw:text-style-name="P16" svg:width="15.765cm" svg:height="0.022cm" svg:x="0.011cm" svg:y="0.213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text:p>
      <text:list xml:id="list2700589562" text:style-name="WWNum2">
        <text:list-item>
          <text:p text:style-name="P15"><text:span text:style-name="T2"><text:s/>Desenvolvedor WEB F</text:span><text:span text:style-name="T7">ull</text:span><text:span text:style-name="T2">-</text:span><text:span text:style-name="T7">STACK</text:span><text:span text:style-name="T2"> </text:span></text:p>
        </text:list-item>
      </text:list>
      <text:p text:style-name="P14"><text:bookmark text:name="_GoBack"/></text:p>
      <text:p text:style-name="P13"/>
      <text:p text:style-name="Seção"><text:span text:style-name="T2">FORMAÇÃO</text:span></text:p>
      <text:p text:style-name="Seção"><draw:custom-shape text:anchor-type="paragraph" draw:z-index="4" draw:name="Conector de seta reta 6" draw:style-name="gr2" draw:text-style-name="P16" svg:width="15.765cm" svg:height="0.022cm" svg:x="0.011cm" svg:y="0.377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text:span text:style-name="T2"><text:line-break/></text:span></text:p>
      <text:list xml:id="list2327820862" text:style-name="WWNum1">
        <text:list-item>
          <text:p text:style-name="P6"><text:span text:style-name="T2">Bacharelado - Ciência da Computação – Universidade Federal de Lavras - em Curso - 2019/0</text:span><text:span text:style-name="T7">2</text:span></text:p>
        </text:list-item>
        <text:list-item>
          <text:p text:style-name="P6"><text:span text:style-name="T2">Licenciatura em Matématica – Universidade Federal de Lavras - Incompleto – (2008/02 – 2010/02).</text:span></text:p>
        </text:list-item>
      </text:list>
      <text:p text:style-name="P7"/>
      <text:p text:style-name="Seção"><text:span text:style-name="T2">EXPERIÊNCIA PROFISSIONAL</text:span></text:p>
      <text:p text:style-name="Seção"><draw:custom-shape text:anchor-type="paragraph" draw:z-index="5" draw:name="Conector de seta reta 5" draw:style-name="gr3" draw:text-style-name="P16" svg:width="15.765cm" svg:height="0.022cm" svg:x="0.011cm" svg:y="0.377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text:span text:style-name="T2"><text:line-break/></text:span></text:p>
      <text:list xml:id="list110950463029296" text:continue-numbering="true" text:style-name="WWNum1">
        <text:list-item>
          <text:p text:style-name="P9"><text:span text:style-name="T3">[201</text:span><text:span text:style-name="T5">8</text:span><text:span text:style-name="T3">/</text:span><text:span text:style-name="T4">0</text:span><text:span text:style-name="T5">9</text:span><text:span text:style-name="T4"> 2018/</text:span><text:span text:style-name="T5">10</text:span><text:span text:style-name="T3"> ] – </text:span><text:span text:style-name="T5">Innovation ioasys</text:span><text:span text:style-name="T2"><text:line-break/>Cargo: Estagiário.<text:line-break/>Principais atividades: </text:span></text:p>
        </text:list-item>
        <text:list-item>
          <text:p text:style-name="P9"><text:span text:style-name="T3">1) Full-Stack developer no App </text:span><text:span text:style-name="T6">Cuidar de Todos</text:span><text:span text:style-name="T3">, atráves de bibliotecas </text:span><text:span text:style-name="T6">Ruby</text:span><text:span text:style-name="T3"> como R</text:span><text:span text:style-name="T6">ubymine</text:span><text:span text:style-name="T3">, </text:span><text:span text:style-name="T6">utilização de linguagens typeScripts como Angular1 e Banco de Dados Relacionais, mysql.</text:span></text:p>
        </text:list-item>
        <text:list-item>
          <text:p text:style-name="P9"><text:span text:style-name="T4"/></text:p>
        </text:list-item>
        <text:list-item>
          <text:p text:style-name="P8"><text:span text:style-name="T3">[201</text:span><text:span text:style-name="T4">7</text:span><text:span text:style-name="T3">/</text:span><text:span text:style-name="T4">09 2018/08</text:span><text:span text:style-name="T3"> ] – Zeester Negócios Inteligentes</text:span><text:span text:style-name="T2"><text:line-break/>Cargo: Estagiário.<text:line-break/>Principais atividades: </text:span><text:span text:style-name="T7">Front-End no site Blesss https://blesss.org/#/</text:span></text:p>
        </text:list-item>
        <text:list-item>
          <text:p text:style-name="P8"><text:span text:style-name="T3">1) Full-Stack developer no App MinhaREP, atráves de bibliotecas javascript como React, Redux, e utilizando banco de Dados não-relacional MongoDB.</text:span></text:p>
        </text:list-item>
        <text:list-item>
          <text:p text:style-name="P8"><text:span text:style-name="T3">2) Desenvolvedor FrontEnd no Aplicativo Odontogram </text:span></text:p>
        </text:list-item>
        <text:list-item>
          <text:p text:style-name="P10"><text:span text:style-name="T3">3) Desenvo FrontEnd na API https://blesss.org/#/</text:span></text:p>
          <text:p text:style-name="P8"><text:span text:style-name="T3"/></text:p>
        </text:list-item>
        <text:list-item>
          <text:p text:style-name="P8"><text:span text:style-name="T3">[2017/01 2017/06] – Comp Junior Universidade Federal de Lavras</text:span><text:span text:style-name="T2"><text:line-break/>Cargo: Trainee<text:line-break/>Principais atividades: </text:span></text:p>
        </text:list-item>
        <text:list-item>
          <text:p text:style-name="P8"><text:span text:style-name="T2">1) Software developer na Gestão de Projetos</text:span></text:p>
        </text:list-item>
      </text:list>
      <text:p text:style-name="P11"/>
      <text:list xml:id="list110949379784957" text:continue-numbering="true" text:style-name="WWNum1">
        <text:list-item>
          <text:p text:style-name="P8"><text:span text:style-name="T3">[2016/01 até agora] – Universidade Federal de Lavras</text:span><text:span text:style-name="T2"><text:line-break/>Cargo: Iniciador Científico<text:line-break/>Principais atividades: </text:span></text:p>
        </text:list-item>
      </text:list>
      <text:p text:style-name="P12"><text:soft-page-break/><text:span text:style-name="T2">1) Estudo sobre problemas de usabilidade e acessibilidade encontrados por usuários com deficiência visual;</text:span></text:p>
      <text:p text:style-name="P12"><text:span text:style-name="T2">2) Estudo a respeito de guidelines para o desenvolvimento de softwares para usuários com deficiência visual;</text:span></text:p>
      <text:p text:style-name="P12"><text:span text:style-name="T2">3) Levantamento de componentes de software(WEB) capazes de suportar as características encontradas no item1, CSS3 HTML5, JAVA, MOSQUITTO, JQuery;</text:span></text:p>
      <text:p text:style-name="P12"><text:span text:style-name="T2">4) Modelagem e desenvolvimento de um software para controle de equipamentos domésticos que utilizam comunicação infravermelho.</text:span></text:p>
      <text:p text:style-name="P12"><text:span text:style-name="T2">5) Acessibilidade de casas inteligentes para usuários com deficiências visuais: uma avaliação de aplicações móveis para automação residencial")</text:span></text:p>
      <text:list xml:id="list110950404679929" text:continue-numbering="true" text:style-name="WWNum1">
        <text:list-item>
          <text:p text:style-name="P8"><text:span text:style-name="T3">[2014-2015] – Prefeitura Municipal de Lavras </text:span><text:span text:style-name="T2"><text:line-break/>Cargo: Discente em Matématica no Cursinho Pré-vestibular Na Pegada <text:line-break/></text:span></text:p>
        </text:list-item>
      </text:list>
      <text:p text:style-name="P4"><text:span text:style-name="T2"><text:s text:c="12"/>Principais atividades:</text:span></text:p>
      <text:p text:style-name="P12"><text:span text:style-name="T2">1) Planejar metodologias de tarefas de ensino em matemática, incluindo a preparação de materiais didáticos, ex: “Provas anteriores do ENEM” <text:s/>voltados para o Exame Nacional do <text:s/>Ensino Médio (ENEM) e avaliação de trabalhos escolares, bem como na manutenção de equipamentos e/ou materiais destinados a tal fim. <text:line-break/></text:span></text:p>
      <text:p text:style-name="P4"><text:span text:style-name="T2"><text:tab/> 2) realizar trabalhos práticos e/ou complementares de interesse da disciplina.<text:line-break/><text:tab/> Auxiliar os alunos, orientando-os em trabalhos de laboratório, biblioteca, campo e outros compatíveis com o seu nível de conhecimento e experiência. </text:span></text:p>
      <text:list xml:id="list110950441551688" text:continue-numbering="true" text:style-name="WWNum1">
        <text:list-item>
          <text:p text:style-name="P6"><text:span text:style-name="T3">[2014-2015] – Universidade Federal de Lavras</text:span><text:span text:style-name="T2"><text:line-break/>Cargo: Monitor em Geometria Analítica e Álgebra Linear.<text:line-break/>Principais atividades:</text:span></text:p>
        </text:list-item>
      </text:list>
      <text:p text:style-name="P4"><text:span text:style-name="T2">1) Planejamento e execução de metodologias de tarefas de ensino em Geometria, Álgebra, incluindo exercícos incluindo vetores, planos, retas, cônicas, quadricas, Coordenadas Poláres, Cilindricas e Esféricas. Incluindo a preparação de material didáticos voltados para a avaliação dos graduandos nos cursos correlacioados a ciências exatas(Matemática, Física, Ciências da Computação, Engenharias em Geral) <text:s/>e avaliação de trabalhos / Listas de exercícios, bem como na manutenção de equipamentos e/ou materiais destinados a tal fim. <text:line-break/></text:span></text:p>
      <text:p text:style-name="P4"><text:span text:style-name="T2">2) Realizar trabalhos práticos e/ou complementares de interesse da disciplina.<text:line-break/></text:span></text:p>
      <text:p text:style-name="P4"><text:span text:style-name="T2">3) Auxiliar os alunos, orientando-os em trabalhos de laboratório, biblioteca, campo e outros compatíveis com o seu nível de conhecimento e experiência.</text:span></text:p>
      <text:p text:style-name="P5"/>
      <text:list xml:id="list110951029574919" text:continue-numbering="true" text:style-name="WWNum1">
        <text:list-item>
          <text:p text:style-name="P8"><text:span text:style-name="T3">[2012-2014] – Marcos Carpintaria e Marcenária. </text:span><text:span text:style-name="T2"><text:line-break/></text:span><text:bookmark-start text:name="__DdeLink__152_605606371"/><text:span text:style-name="T2">Cargo: Ajudante em Marcenaria e Carpintaria.<text:line-break/>Principais atividades: </text:span><text:bookmark-end text:name="__DdeLink__152_605606371"/><text:span text:style-name="T2">O ajudante de Marcenaria, Carpintaria de Telhados inclui medição, corte e instalação de componentes em uma residência ou prédio comercial, incluindo piso, escada, sistemas de paredes e telhados. Também pode incluir janelas e portas, materiais para telhados, componentes de acabamentos interiores e exteriores, e itens de precisão para o trabalho de aparagem e moldagem.</text:span></text:p>
        </text:list-item>
        <text:list-item>
          <text:p text:style-name="P8"><text:span text:style-name="T3">[2008-2010] – Universidade Federal de Lavras</text:span><text:span text:style-name="T2"><text:line-break/>Cargo: Iniciação Científica no Laboratório de Matemática<text:line-break/>Principais atividades: </text:span></text:p>
        </text:list-item>
      </text:list>
      <text:p text:style-name="P12"><text:soft-page-break/><text:span text:style-name="T2">1) Cabe ao bolsista em conjunto com o coordenador do projeto, gerar um produto final do período de execução da bolsa, como resumos e artigos científicos, projetos técnicos, publicações tecnológicas, desenvolvimento de aplicativos, de materiais didáticos e institucionais e de produtos, processos e técnicas, produção de programas de mídia, editoria, relatórios finais de pesquisa, softwares, estudos de caso, relatórios técnicos, manual de operação técnica, projeto de aplicação ou adequação tecnológica ou projetos de inovação tecnológica e organizacional. (Caso durante a execução das atividades da bolsa, o estudante receba orientações oficiais de mais de um coordenador será necessário constar as atividades e nomes de todos os orientadores no trabalho, incluindo períodos de orientação. Entende-se por orientações oficias os vínculos de orientação no Sistema Integrado de Gestão).</text:span></text:p>
      <text:p text:style-name="P12"><text:span text:style-name="T2">2) Ensino de tecnologias de aprendizado para a interpretação de fenomênos matemáticos, utilização de uma planilha dinâmica, <text:s/>através do <text:s/>software livre Geogebra.</text:span></text:p>
      <text:list xml:id="list110950006741352" text:continue-numbering="true" text:style-name="WWNum1">
        <text:list-item>
          <text:p text:style-name="P8"><text:span text:style-name="T3">[2004-2006] – Agente Jovem</text:span></text:p>
        </text:list-item>
      </text:list>
      <text:p text:style-name="P12"><text:span text:style-name="T2">Cargo: Iniciação Científica no laboratório de matemática<text:line-break/>Principais atividades: Aprendiz na Secretária Municipal <text:s/>de Assuntos Jurídicos(SEMAJUR) escritório Jurídico na Prefeitura Municipal de Águas da Prata Municipio de Águas da Prata-SP.</text:span></text:p>
      <text:p text:style-name="P12"><text:span text:style-name="T2">Organização das Atas, Leis Municipais.</text:span></text:p>
      <text:list xml:id="list110950731081700" text:continue-numbering="true" text:style-name="WWNum1">
        <text:list-item>
          <text:p text:style-name="P8"><text:span text:style-name="T2"><text:s/>Aprendizado e utilização de softwares, (Microsof Word, Power Point, Excel).</text:span></text:p>
        </text:list-item>
      </text:list>
      <text:p text:style-name="Seção"><text:span text:style-name="T2">qualificações e atividades complementares</text:span></text:p>
      <text:p text:style-name="Seção"><draw:custom-shape text:anchor-type="paragraph" draw:z-index="6" draw:name="Conector de seta reta 4" draw:style-name="gr3" draw:text-style-name="P16" svg:width="15.765cm" svg:height="0.022cm" svg:x="0.011cm" svg:y="0.377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text:span text:style-name="T2"><text:line-break/></text:span></text:p>
      <text:list xml:id="list110950107942067" text:continue-numbering="true" text:style-name="WWNum1">
        <text:list-item>
          <text:p text:style-name="P6"><text:span text:style-name="T2">[Organizador] ([Universidade Federal de Lavras], conclusão em [2016 Organizador do UFLA de portas abertas]).</text:span></text:p>
        </text:list-item>
        <text:list-item>
          <text:p text:style-name="P6"><text:span text:style-name="T2">[HTML5] ([Trainning Education], conclusão em [2016, Curso de Desenvolvimento em html utilizando o sublime-text e/ou notpad++]).</text:span></text:p>
        </text:list-item>
        <text:list-item>
          <text:p text:style-name="P6"><text:span text:style-name="T2">[Participante] ([Universidade Federal de Lavras], conclusão em [2016, Participante de Palestras e Minicurso da III Semana de Tecnologia da Informação (SETI) UFLA]).</text:span></text:p>
        </text:list-item>
        <text:list-item>
          <text:p text:style-name="P8"><text:span text:style-name="T2">[Participante] ([Universidade Federal de Lavras], conclusão em [2015, Participante de Palestras e Minicurso da III Semana de Tecnologia da Informação (SETI) UFLA]).</text:span></text:p>
        </text:list-item>
        <text:list-item>
          <text:p text:style-name="P8"><text:span text:style-name="T2">[Participante] ([Capes MEO], conclusão em [2014, Participante da Palestras e Minicurso da III Semana de Tecnologia da Informação (SETI) UFLA]).</text:span></text:p>
        </text:list-item>
        <text:list-item>
          <text:p text:style-name="P8"><text:span text:style-name="T2">[Participante] ([Capes MEO], conclusão em [2015, <text:s/>Participante do curso de Inglês <text:s/>MyEnglishOnline]).</text:span></text:p>
        </text:list-item>
      </text:list>
      <text:p text:style-name="P13"/>
      <text:p text:style-name="Seção"><text:span text:style-name="T2">INFORMAÇÕES ADICIONAIS</text:span></text:p>
      <text:p text:style-name="Seção"><draw:custom-shape text:anchor-type="paragraph" draw:z-index="7" draw:name="Conector de seta reta 3" draw:style-name="gr4" draw:text-style-name="P16" svg:width="15.765cm" svg:height="0.022cm" svg:x="0.011cm" svg:y="0.377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text:span text:style-name="T2"><text:line-break/></text:span></text:p>
      <text:list xml:id="list110950073354066" text:continue-numbering="true" text:style-name="WWNum1">
        <text:list-item>
          <text:p text:style-name="P6"><text:span text:style-name="T2">[Praticante de Esportes,Música e Leitura]</text:span></text:p>
        </text:list-item>
      </text:list>
      <text:p text:style-name="P5"/>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Arial" svg:font-family="Arial"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Verdana" svg:font-family="Verdana"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Arial" fo:font-size="10pt" fo:language="pt" fo:country="BR" style:letter-kerning="false" style:font-name-asian="Arial1" style:font-size-asian="10pt" style:language-asian="pt" style:country-asian="BR"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Arial" fo:font-size="10pt" fo:language="pt" fo:country="BR" style:letter-kerning="false" style:font-name-asian="Arial1" style:font-size-asian="10pt" style:language-asian="pt" style:country-asian="BR"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punctuation-wrap="simple" style:writing-mode="lr-tb"/>
      <style:text-properties fo:color="#000000" style:font-name="Arial" fo:font-family="Arial" style:font-family-generic="roman" style:font-pitch="variable" fo:font-size="11pt" fo:language="pt" fo:country="BR" style:letter-kerning="false" style:font-name-asian="Arial1" style:font-family-asian="Arial" style:font-family-generic-asian="system" style:font-pitch-asian="variable" style:font-size-asian="11pt" style:language-asian="pt" style:country-asian="BR" style:font-name-complex="Arial1"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423cm" fo:margin-bottom="0.141cm" loext:contextual-spacing="false" fo:keep-together="always" fo:keep-with-next="always"/>
      <style:text-properties fo:color="#666666" fo:font-style="italic" style:font-style-asian="italic"/>
    </style:style>
    <style:style style:name="Título" style:family="paragraph" style:parent-style-name="Standard" style:default-outline-level="">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Índice" style:family="paragraph" style:parent-style-name="Standard" style:default-outline-level="">
      <style:paragraph-properties text:number-lines="false" text:line-number="0"/>
      <style:text-properties style:font-name-complex="FreeSans" style:font-family-complex="FreeSans" style:font-family-generic-complex="system" style:font-pitch-complex="variable"/>
    </style:style>
    <style:style style:name="Title" style:family="paragraph" style:parent-style-name="Standard" style:next-style-name="Standard"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loext:contextual-spacing="false" fo:keep-together="always" fo:keep-with-next="always"/>
      <style:text-properties fo:color="#666666" fo:font-size="15pt" style:font-size-asian="15pt" style:font-size-complex="15pt"/>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text-properties fo:color="#414751" style:font-name="Century Schoolbook" fo:font-family="'Century Schoolbook'" style:font-family-generic="roman" style:font-pitch="variable" fo:font-size="10pt" style:font-name-asian="Times New Roman" style:font-family-asian="'Times New Roman'" style:font-family-generic-asian="system" style:font-pitch-asian="variable" style:font-size-asian="10pt" style:language-asian="en" style:country-asian="US" style:font-name-complex="Times New Roman" style:font-family-complex="'Times New Roman'" style:font-family-generic-complex="system" style:font-pitch-complex="variable" style:font-size-complex="10pt"/>
    </style:style>
    <style:style style:name="Seção" style:family="paragraph" style:parent-style-name="Standard" style:default-outline-level="">
      <style:paragraph-properties fo:margin-top="0.353cm" fo:margin-bottom="0cm" loext:contextual-spacing="true" fo:line-height="100%"/>
      <style:text-properties fo:text-transform="uppercase" fo:color="#575f6d" style:font-name="Century Schoolbook" fo:font-family="'Century Schoolbook'" style:font-family-generic="roman" style:font-pitch="variable" fo:font-size="10pt" fo:letter-spacing="0.018cm" style:font-name-asian="Times New Roman" style:font-family-asian="'Times New Roman'" style:font-family-generic-asian="system" style:font-pitch-asian="variable" style:font-size-asian="10pt" style:language-asian="en" style:country-asian="US" style:font-name-complex="Times New Roman" style:font-family-complex="'Times New Roman'" style:font-family-generic-complex="system" style:font-pitch-complex="variable" style:font-size-complex="10pt"/>
    </style:style>
    <style:style style:name="Header" style:family="paragraph" style:parent-style-name="Standard" style:default-outline-level="" style:class="extra"/>
    <style:style style:name="Footer" style:family="paragraph" style:parent-style-name="Standard" style:default-outline-level="" style:class="extra"/>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nk_20_da_20_Internet" style:display-name="Link da Internet"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7" style:display-name="ListLabel 7" style:family="text">
      <style:text-properties style:font-name="Verdana" fo:font-family="Verdana" style:font-family-generic="roman" style:font-pitch="variable" fo:font-weight="bold" style:font-weight-asian="bold"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Verdana" fo:font-family="Verdana" style:font-family-generic="roman" style:font-pitch="variable"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Verdana" fo:font-family="Verdana" style:font-family-generic="roman" style:font-pitch="variable" fo:font-weight="bold" style:font-weight-asian="bold"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fo:font-weight="bold" style:font-weight-asian="bold"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fo:font-weight="bold" style:font-weight-asian="bold"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fo:font-weight="bold" style:font-weight-asian="bold"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fo:font-weight="bold" style:font-weight-asian="bold" style:font-name-complex="Symbol1"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fo:font-weight="bold" style:font-weight-asian="bold" style:font-name-complex="Symbol1" style:font-family-complex="Symbol"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text-properties style:font-name-complex="Wingdings1" style:font-family-complex="Wingdings"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text-properties style:font-name-complex="Wingdings1" style:font-family-complex="Wingdings" style:font-family-generic-complex="system" style:font-pitch-complex="variable"/>
    </style:style>
    <style:style style:name="ListLabel_20_133" style:display-name="ListLabel 133" style:family="text">
      <style:text-properties fo:font-weight="bold" style:font-weight-asian="bold" style:font-name-complex="Symbol1" style:font-family-complex="Symbol" style:font-family-generic-complex="system" style:font-pitch-complex="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text-properties style:font-name-complex="Wingdings1" style:font-family-complex="Wingdings"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text-properties style:font-name-complex="Wingdings1" style:font-family-complex="Wingdings"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text-properties style:font-name-complex="Wingdings1" style:font-family-complex="Wingdings"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text-properties style:font-name-complex="Wingdings1" style:font-family-complex="Wingdings"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text-properties style:font-name-complex="Wingdings1" style:font-family-complex="Wingdings"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text-properties style:font-name-complex="Wingdings1" style:font-family-complex="Wingdings" style:font-family-generic-complex="system" style:font-pitch-complex="variable"/>
    </style:style>
    <style:style style:name="ListLabel_20_151" style:display-name="ListLabel 151" style:family="text">
      <style:text-properties fo:font-weight="bold" style:font-weight-asian="bold" style:font-name-complex="Symbol1" style:font-family-complex="Symbol" style:font-family-generic-complex="system" style:font-pitch-complex="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text-properties style:font-name-complex="Wingdings1" style:font-family-complex="Wingdings"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text-properties style:font-name-complex="Wingdings1" style:font-family-complex="Wingdings"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text-properties style:font-name-complex="Wingdings1" style:font-family-complex="Wingdings"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text-properties style:font-name-complex="Wingdings1" style:font-family-complex="Wingdings"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text-properties style:font-name-complex="Wingdings1" style:font-family-complex="Wingdings" style:font-family-generic-complex="system" style:font-pitch-complex="variable"/>
    </style:style>
    <style:style style:name="ListLabel_20_166" style:display-name="ListLabel 166" style:family="text">
      <style:text-properties style:font-name-complex="Symbol1" style:font-family-complex="Symbol" style:font-family-generic-complex="system" style:font-pitch-complex="variable"/>
    </style:style>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text-properties style:font-name-complex="Wingdings1" style:font-family-complex="Wingdings" style:font-family-generic-complex="system" style:font-pitch-complex="variable"/>
    </style:style>
    <style:style style:name="ListLabel_20_169" style:display-name="ListLabel 169" style:family="text">
      <style:text-properties fo:font-weight="bold" style:font-weight-asian="bold" style:font-name-complex="Symbol1" style:font-family-complex="Symbol" style:font-family-generic-complex="system" style:font-pitch-complex="variable"/>
    </style:style>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text-properties style:font-name-complex="Wingdings1" style:font-family-complex="Wingdings" style:font-family-generic-complex="system" style:font-pitch-complex="variable"/>
    </style:style>
    <style:style style:name="ListLabel_20_172" style:display-name="ListLabel 172" style:family="text">
      <style:text-properties style:font-name-complex="Symbol1" style:font-family-complex="Symbol" style:font-family-generic-complex="system" style:font-pitch-complex="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text-properties style:font-name-complex="Wingdings1" style:font-family-complex="Wingdings" style:font-family-generic-complex="system" style:font-pitch-complex="variable"/>
    </style:style>
    <style:style style:name="ListLabel_20_175" style:display-name="ListLabel 175" style:family="text">
      <style:text-properties style:font-name-complex="Symbol1" style:font-family-complex="Symbol" style:font-family-generic-complex="system" style:font-pitch-complex="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text-properties style:font-name-complex="Wingdings1" style:font-family-complex="Wingdings" style:font-family-generic-complex="system" style:font-pitch-complex="variable"/>
    </style:style>
    <style:style style:name="ListLabel_20_178" style:display-name="ListLabel 178" style:family="text">
      <style:text-properties style:font-name-complex="Symbol1" style:font-family-complex="Symbol" style:font-family-generic-complex="system" style:font-pitch-complex="variable"/>
    </style:style>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text-properties style:font-name-complex="Wingdings1" style:font-family-complex="Wingdings" style:font-family-generic-complex="system" style:font-pitch-complex="variable"/>
    </style:style>
    <style:style style:name="ListLabel_20_181" style:display-name="ListLabel 181" style:family="text">
      <style:text-properties style:font-name-complex="Symbol1" style:font-family-complex="Symbol" style:font-family-generic-complex="system" style:font-pitch-complex="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text-properties style:font-name-complex="Wingdings1" style:font-family-complex="Wingdings" style:font-family-generic-complex="system" style:font-pitch-complex="variable"/>
    </style:style>
    <style:style style:name="ListLabel_20_184" style:display-name="ListLabel 184" style:family="text">
      <style:text-properties style:font-name-complex="Symbol1" style:font-family-complex="Symbol" style:font-family-generic-complex="system" style:font-pitch-complex="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text-properties style:font-name-complex="Wingdings1" style:font-family-complex="Wingdings" style:font-family-generic-complex="system" style:font-pitch-complex="variable"/>
    </style:style>
    <style:style style:name="ListLabel_20_187" style:display-name="ListLabel 187" style:family="text">
      <style:text-properties fo:color="#00000a" style:font-name="Verdana" fo:font-family="Verdana" style:font-family-generic="roman"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88" style:display-name="ListLabel 188" style:family="text">
      <style:text-properties fo:font-weight="bold" style:font-weight-asian="bold" style:font-name-complex="Symbol1" style:font-family-complex="Symbol" style:font-family-generic-complex="system" style:font-pitch-complex="variable"/>
    </style:style>
    <style:style style:name="ListLabel_20_189" style:display-name="ListLabel 189" style:family="text">
      <style:text-properties style:font-name-complex="Courier New1" style:font-family-complex="'Courier New'" style:font-family-generic-complex="system" style:font-pitch-complex="variable"/>
    </style:style>
    <style:style style:name="ListLabel_20_190" style:display-name="ListLabel 190" style:family="text">
      <style:text-properties style:font-name-complex="Wingdings1" style:font-family-complex="Wingdings"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Courier New1" style:font-family-complex="'Courier New'" style:font-family-generic-complex="system" style:font-pitch-complex="variable"/>
    </style:style>
    <style:style style:name="ListLabel_20_193" style:display-name="ListLabel 193" style:family="text">
      <style:text-properties style:font-name-complex="Wingdings1" style:font-family-complex="Wingdings"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Courier New1" style:font-family-complex="'Courier New'" style:font-family-generic-complex="system" style:font-pitch-complex="variable"/>
    </style:style>
    <style:style style:name="ListLabel_20_196" style:display-name="ListLabel 196" style:family="text">
      <style:text-properties style:font-name-complex="Wingdings1" style:font-family-complex="Wingdings" style:font-family-generic-complex="system" style:font-pitch-complex="variable"/>
    </style:style>
    <style:style style:name="ListLabel_20_197" style:display-name="ListLabel 197" style:family="text">
      <style:text-properties style:font-name-complex="Symbol1" style:font-family-complex="Symbol" style:font-family-generic-complex="system" style:font-pitch-complex="variable"/>
    </style:style>
    <style:style style:name="ListLabel_20_198" style:display-name="ListLabel 198" style:family="text">
      <style:text-properties style:font-name-complex="Courier New1" style:font-family-complex="'Courier New'" style:font-family-generic-complex="system" style:font-pitch-complex="variable"/>
    </style:style>
    <style:style style:name="ListLabel_20_199" style:display-name="ListLabel 199" style:family="text">
      <style:text-properties style:font-name-complex="Wingdings1" style:font-family-complex="Wingdings" style:font-family-generic-complex="system" style:font-pitch-complex="variable"/>
    </style:style>
    <style:style style:name="ListLabel_20_200" style:display-name="ListLabel 200" style:family="text">
      <style:text-properties style:font-name-complex="Symbol1" style:font-family-complex="Symbol" style:font-family-generic-complex="system" style:font-pitch-complex="variable"/>
    </style:style>
    <style:style style:name="ListLabel_20_201" style:display-name="ListLabel 201" style:family="text">
      <style:text-properties style:font-name-complex="Courier New1" style:font-family-complex="'Courier New'" style:font-family-generic-complex="system" style:font-pitch-complex="variable"/>
    </style:style>
    <style:style style:name="ListLabel_20_202" style:display-name="ListLabel 202" style:family="text">
      <style:text-properties style:font-name-complex="Wingdings1" style:font-family-complex="Wingdings" style:font-family-generic-complex="system" style:font-pitch-complex="variable"/>
    </style:style>
    <style:style style:name="ListLabel_20_203" style:display-name="ListLabel 203" style:family="text">
      <style:text-properties style:font-name-complex="Symbol1" style:font-family-complex="Symbol" style:font-family-generic-complex="system" style:font-pitch-complex="variable"/>
    </style:style>
    <style:style style:name="ListLabel_20_204" style:display-name="ListLabel 204" style:family="text">
      <style:text-properties style:font-name-complex="Courier New1" style:font-family-complex="'Courier New'" style:font-family-generic-complex="system" style:font-pitch-complex="variable"/>
    </style:style>
    <style:style style:name="ListLabel_20_205" style:display-name="ListLabel 205" style:family="text">
      <style:text-properties style:font-name-complex="Wingdings1" style:font-family-complex="Wingdings" style:font-family-generic-complex="system" style:font-pitch-complex="variable"/>
    </style:style>
    <style:style style:name="ListLabel_20_206" style:display-name="ListLabel 206" style:family="text">
      <style:text-properties fo:color="#00000a" style:font-name="Verdana" fo:font-family="Verdana" style:font-family-generic="roman" style:font-pitch="variable"/>
    </style:style>
    <style:style style:name="ListLabel_20_207" style:display-name="ListLabel 207" style:family="text">
      <style:text-properties fo:font-weight="bold" style:font-weight-asian="bold" style:font-name-complex="Symbol1" style:font-family-complex="Symbol" style:font-family-generic-complex="system" style:font-pitch-complex="variable"/>
    </style:style>
    <style:style style:name="ListLabel_20_208" style:display-name="ListLabel 208" style:family="text">
      <style:text-properties style:font-name-complex="Courier New1" style:font-family-complex="'Courier New'" style:font-family-generic-complex="system" style:font-pitch-complex="variable"/>
    </style:style>
    <style:style style:name="ListLabel_20_209" style:display-name="ListLabel 209" style:family="text">
      <style:text-properties style:font-name-complex="Wingdings1" style:font-family-complex="Wingdings" style:font-family-generic-complex="system" style:font-pitch-complex="variable"/>
    </style:style>
    <style:style style:name="ListLabel_20_210" style:display-name="ListLabel 210" style:family="text">
      <style:text-properties style:font-name-complex="Symbol1" style:font-family-complex="Symbol" style:font-family-generic-complex="system" style:font-pitch-complex="variable"/>
    </style:style>
    <style:style style:name="ListLabel_20_211" style:display-name="ListLabel 211" style:family="text">
      <style:text-properties style:font-name-complex="Courier New1" style:font-family-complex="'Courier New'" style:font-family-generic-complex="system" style:font-pitch-complex="variable"/>
    </style:style>
    <style:style style:name="ListLabel_20_212" style:display-name="ListLabel 212" style:family="text">
      <style:text-properties style:font-name-complex="Wingdings1" style:font-family-complex="Wingdings" style:font-family-generic-complex="system" style:font-pitch-complex="variable"/>
    </style:style>
    <style:style style:name="ListLabel_20_213" style:display-name="ListLabel 213" style:family="text">
      <style:text-properties style:font-name-complex="Symbol1" style:font-family-complex="Symbol" style:font-family-generic-complex="system" style:font-pitch-complex="variable"/>
    </style:style>
    <style:style style:name="ListLabel_20_214" style:display-name="ListLabel 214" style:family="text">
      <style:text-properties style:font-name-complex="Courier New1" style:font-family-complex="'Courier New'" style:font-family-generic-complex="system" style:font-pitch-complex="variable"/>
    </style:style>
    <style:style style:name="ListLabel_20_215" style:display-name="ListLabel 215" style:family="text">
      <style:text-properties style:font-name-complex="Wingdings1" style:font-family-complex="Wingdings" style:font-family-generic-complex="system" style:font-pitch-complex="variable"/>
    </style:style>
    <style:style style:name="ListLabel_20_216" style:display-name="ListLabel 216" style:family="text">
      <style:text-properties style:font-name-complex="Symbol1" style:font-family-complex="Symbol" style:font-family-generic-complex="system" style:font-pitch-complex="variable"/>
    </style:style>
    <style:style style:name="ListLabel_20_217" style:display-name="ListLabel 217" style:family="text">
      <style:text-properties style:font-name-complex="Courier New1" style:font-family-complex="'Courier New'" style:font-family-generic-complex="system" style:font-pitch-complex="variable"/>
    </style:style>
    <style:style style:name="ListLabel_20_218" style:display-name="ListLabel 218" style:family="text">
      <style:text-properties style:font-name-complex="Wingdings1" style:font-family-complex="Wingdings" style:font-family-generic-complex="system" style:font-pitch-complex="variable"/>
    </style:style>
    <style:style style:name="ListLabel_20_219" style:display-name="ListLabel 219" style:family="text">
      <style:text-properties style:font-name-complex="Symbol1" style:font-family-complex="Symbol" style:font-family-generic-complex="system" style:font-pitch-complex="variable"/>
    </style:style>
    <style:style style:name="ListLabel_20_220" style:display-name="ListLabel 220" style:family="text">
      <style:text-properties style:font-name-complex="Courier New1" style:font-family-complex="'Courier New'" style:font-family-generic-complex="system" style:font-pitch-complex="variable"/>
    </style:style>
    <style:style style:name="ListLabel_20_221" style:display-name="ListLabel 221" style:family="text">
      <style:text-properties style:font-name-complex="Wingdings1" style:font-family-complex="Wingdings" style:font-family-generic-complex="system" style:font-pitch-complex="variable"/>
    </style:style>
    <style:style style:name="ListLabel_20_222" style:display-name="ListLabel 222" style:family="text">
      <style:text-properties style:font-name-complex="Symbol1" style:font-family-complex="Symbol" style:font-family-generic-complex="system" style:font-pitch-complex="variable"/>
    </style:style>
    <style:style style:name="ListLabel_20_223" style:display-name="ListLabel 223" style:family="text">
      <style:text-properties style:font-name-complex="Courier New1" style:font-family-complex="'Courier New'" style:font-family-generic-complex="system" style:font-pitch-complex="variable"/>
    </style:style>
    <style:style style:name="ListLabel_20_224" style:display-name="ListLabel 224" style:family="text">
      <style:text-properties style:font-name-complex="Wingdings1" style:font-family-complex="Wingdings" style:font-family-generic-complex="system" style:font-pitch-complex="variable"/>
    </style:style>
    <style:style style:name="ListLabel_20_225" style:display-name="ListLabel 225" style:family="text">
      <style:text-properties fo:color="#00000a" style:font-name="Verdana" fo:font-family="Verdana" style:font-family-generic="roman" style:font-pitch="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0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09"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1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1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16"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17"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218"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19"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20"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221"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222"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23"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224"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cm" fo:margin-bottom="1.27cm" loext:contextual-spacing="false" fo:line-height="100%" fo:text-align="end" style:justify-single-word="false"/>
    </style:style>
    <style:style style:name="Mfr1" style:family="graphic" style:parent-style-name="Graphics">
      <style:graphic-properties fo:margin-left="0cm" fo:margin-right="0cm" fo:margin-top="0cm" fo:margin-bottom="0cm" style:run-through="background"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1.27cm" fo:margin-left="2.54cm" fo:margin-right="2.54cm" fo:background-color="#ffffff" style:writing-mode="lr-tb" style:layout-grid-color="#c0c0c0" style:layout-grid-lines="58" style:layout-grid-base-height="0.423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Standard"><draw:frame draw:style-name="Mfr1" draw:name="image03.png" text:anchor-type="char" svg:x="-2.566cm" svg:y="-0.185cm" svg:width="21.001cm" svg:height="0.529cm" draw:z-index="2"><draw:image xlink:href="Pictures/10000000000004330000002166D7CF892CF143D2.png" xlink:type="simple" xlink:show="embed" xlink:actuate="onLoad" loext:mime-type="image/png"/><svg:desc>53.png</svg:desc></draw:frame></text:p>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15:56:00</meta:creation-date>
    <dc:language>pt-BR</dc:language>
    <dc:date>2018-10-30T11:09:36.742226804</dc:date>
    <meta:editing-cycles>87</meta:editing-cycles>
    <meta:editing-duration>PT8H58M41S</meta:editing-duration>
    <meta:generator>LibreOffice/6.1.2.1$Linux_X86_64 LibreOffice_project/10$Build-1</meta:generator>
    <meta:document-statistic meta:table-count="0" meta:image-count="1" meta:object-count="0" meta:page-count="3" meta:paragraph-count="53" meta:word-count="881" meta:character-count="6562" meta:non-whitespace-character-count="5690"/>
    <meta:user-defined meta:name="AppVersion">14.0000</meta:user-defined>
    <meta:user-defined meta:name="Company">LUFFI</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